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199cm" fo:border="0.05pt solid #000000"/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8.103cm" table:align="margins"/>
    </style:style>
    <style:style style:name="Table2.A" style:family="table-column">
      <style:table-column-properties style:column-width="8.103cm" style:rel-column-width="6553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8.103cm" table:align="margins"/>
    </style:style>
    <style:style style:name="Table3.A" style:family="table-column">
      <style:table-column-properties style:column-width="8.103cm" style:rel-column-width="65535*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style style:name="P2" style:family="paragraph" style:parent-style-name="Standard">
      <style:text-properties officeooo:rsid="00045d80" officeooo:paragraph-rsid="0012a109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45d80" officeooo:paragraph-rsid="0012a10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2a109"/>
    </style:style>
    <style:style style:name="P5" style:family="paragraph" style:parent-style-name="Table_20_Contents">
      <style:text-properties style:font-name="Calibri" officeooo:rsid="00045d80" officeooo:paragraph-rsid="0012a109"/>
    </style:style>
    <style:style style:name="P6" style:family="paragraph" style:parent-style-name="Table_20_Contents">
      <style:text-properties style:font-name="Calibri" officeooo:rsid="00045d80" officeooo:paragraph-rsid="001e3c6e"/>
    </style:style>
    <style:style style:name="P7" style:family="paragraph" style:parent-style-name="Table_20_Contents">
      <style:text-properties style:font-name="Calibri" officeooo:rsid="000e9304" officeooo:paragraph-rsid="0012a109"/>
    </style:style>
    <style:style style:name="P8" style:family="paragraph" style:parent-style-name="Table_20_Contents">
      <style:text-properties style:font-name="Calibri" officeooo:rsid="000e9304" officeooo:paragraph-rsid="001caf09"/>
    </style:style>
    <style:style style:name="P9" style:family="paragraph" style:parent-style-name="Table_20_Contents">
      <style:text-properties style:font-name="Calibri" officeooo:rsid="000e9304" officeooo:paragraph-rsid="001e0fb7"/>
    </style:style>
    <style:style style:name="P10" style:family="paragraph" style:parent-style-name="Table_20_Contents">
      <style:text-properties style:font-name="Calibri" officeooo:rsid="000e9304" officeooo:paragraph-rsid="001e3c6e"/>
    </style:style>
    <style:style style:name="P11" style:family="paragraph" style:parent-style-name="Table_20_Contents">
      <style:text-properties style:font-name="Calibri" officeooo:rsid="000e9304" officeooo:paragraph-rsid="001eb7d3"/>
    </style:style>
    <style:style style:name="P12" style:family="paragraph" style:parent-style-name="Table_20_Contents">
      <style:text-properties style:font-name="Calibri" officeooo:paragraph-rsid="0012a109"/>
    </style:style>
    <style:style style:name="P13" style:family="paragraph" style:parent-style-name="Table_20_Contents">
      <style:text-properties style:font-name="Calibri" officeooo:paragraph-rsid="001e3c6e"/>
    </style:style>
    <style:style style:name="P14" style:family="paragraph" style:parent-style-name="Table_20_Contents">
      <style:text-properties style:font-name="Calibri" officeooo:rsid="000b1295" officeooo:paragraph-rsid="0012a109"/>
    </style:style>
    <style:style style:name="P15" style:family="paragraph" style:parent-style-name="Table_20_Contents">
      <style:text-properties style:font-name="Calibri" officeooo:rsid="000b1295" officeooo:paragraph-rsid="001e3c6e"/>
    </style:style>
    <style:style style:name="P16" style:family="paragraph" style:parent-style-name="Table_20_Contents">
      <style:text-properties style:font-name="Calibri" officeooo:rsid="00062589" officeooo:paragraph-rsid="0012a109"/>
    </style:style>
    <style:style style:name="P17" style:family="paragraph" style:parent-style-name="Table_20_Contents">
      <style:text-properties style:font-name="Calibri" officeooo:rsid="000cdd84" officeooo:paragraph-rsid="0012a109" style:font-size-asian="11pt"/>
    </style:style>
    <style:style style:name="P18" style:family="paragraph" style:parent-style-name="Table_20_Contents">
      <style:text-properties style:font-name="Calibri" officeooo:rsid="000cdd84" officeooo:paragraph-rsid="0012a109"/>
    </style:style>
    <style:style style:name="P19" style:family="paragraph" style:parent-style-name="Table_20_Contents">
      <style:text-properties style:font-name="Calibri" officeooo:rsid="001bee95" officeooo:paragraph-rsid="0012a109"/>
    </style:style>
    <style:style style:name="P20" style:family="paragraph" style:parent-style-name="Table_20_Contents">
      <style:text-properties style:font-name="Calibri" officeooo:rsid="00207ea6" officeooo:paragraph-rsid="0012a109"/>
    </style:style>
    <style:style style:name="P21" style:family="paragraph" style:parent-style-name="Table_20_Contents">
      <style:text-properties fo:font-variant="normal" fo:text-transform="none" fo:color="#222222" style:font-name="Calibri" fo:font-size="12pt" fo:letter-spacing="normal" fo:font-style="normal" fo:font-weight="normal" officeooo:rsid="00045d80" officeooo:paragraph-rsid="0012a10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e95" style:font-weight-asian="bold" style:font-weight-complex="bold"/>
    </style:style>
    <style:style style:name="T3" style:family="text">
      <style:text-properties fo:font-weight="bold" officeooo:rsid="00207ea6" style:font-weight-asian="bold" style:font-weight-complex="bold"/>
    </style:style>
    <style:style style:name="T4" style:family="text">
      <style:text-properties fo:font-weight="bold" officeooo:rsid="0023ad62" style:font-weight-asian="bold" style:font-weight-complex="bold"/>
    </style:style>
    <style:style style:name="T5" style:family="text">
      <style:text-properties officeooo:rsid="00045d80"/>
    </style:style>
    <style:style style:name="T6" style:family="text">
      <style:text-properties officeooo:rsid="00098138"/>
    </style:style>
    <style:style style:name="T7" style:family="text">
      <style:text-properties officeooo:rsid="000b1295"/>
    </style:style>
    <style:style style:name="T8" style:family="text">
      <style:text-properties officeooo:rsid="001bee95"/>
    </style:style>
    <style:style style:name="T9" style:family="text">
      <style:text-properties officeooo:rsid="001eb7d3"/>
    </style:style>
    <style:style style:name="T10" style:family="text">
      <style:text-properties officeooo:rsid="002380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E TRANSFER FORM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ntity Details</text:p>
          </table:table-cell>
          <table:table-cell table:style-name="Table1.B1" office:value-type="string">
            <text:p text:style-name="P12"><text:span text:style-name="T5"><text:text-input text:description="">{{ company.companyName }}</text:text-input></text:span> <text:span text:style-name="T5">(NZCN </text:span><text:span text:style-name="T5"><text:text-input text:description="">{{ company.companyNumber }}</text:text-input></text:span><text:span text:style-name="T5">)</text:span></text:p>
          </table:table-cell>
        </table:table-row>
        <table:table-row>
          <table:table-cell table:style-name="Table1.A2" office:value-type="string">
            <text:p text:style-name="P5">Description of Shares</text:p>
          </table:table-cell>
          <table:table-cell table:style-name="Table1.B2" office:value-type="string">
            <text:p text:style-name="P5"><text:text-input text:description="">{{ transaction.shareClass }}</text:text-input></text:p>
          </table:table-cell>
        </table:table-row>
        <table:table-row>
          <table:table-cell table:style-name="Table1.A2" office:value-type="string">
            <text:p text:style-name="P5">Number to be Transferred</text:p>
          </table:table-cell>
          <table:table-cell table:style-name="Table1.B2" office:value-type="string">
            <text:p text:style-name="P5"><text:text-input text:description="">{{ transaction.amount }}</text:text-input></text:p>
          </table:table-cell>
        </table:table-row>
        <table:table-row>
          <table:table-cell table:style-name="Table1.A2" office:value-type="string">
            <text:p text:style-name="P5">Transferor Details</text:p>
            <text:p text:style-name="P5"><text:line-break/>(Full Name and Physical Address)</text:p>
          </table:table-cell>
          <table:table-cell table:style-name="Table1.B2" office:value-type="string">
            <text:p text:style-name="P5"><text:text-input text:description="">{% for holder in transaction.transferors %}</text:text-input></text:p>
            <text:p text:style-name="P5"><text:text-input text:description="">{{ holder.name }}</text:text-input><text:span text:style-name="T6"><text:text-input text:description="">{% if holder.companyNumber %}</text:text-input></text:span><text:span text:style-name="T6"> </text:span>(NZCN <text:span text:style-name="T10"><text:text-input text:description="">{{ holder.companyNumber }}</text:text-input></text:span>)<text:span text:style-name="T6"><text:text-input text:description="">{% endif %}</text:text-input></text:span><text:line-break/><text:span text:style-name="T7"><text:text-input text:description="">{{ holder.address }}</text:text-input></text:span></text:p>
            <text:p text:style-name="P5"/>
            <text:p text:style-name="P14"><text:text-input text:description="">{% endfor %}</text:text-input></text:p>
          </table:table-cell>
        </table:table-row>
        <table:table-row>
          <table:table-cell table:style-name="Table1.A2" office:value-type="string">
            <text:p text:style-name="P5">Transferee Details</text:p>
            <text:p text:style-name="P5"><text:line-break/>(Full Name and Physical Address)</text:p>
          </table:table-cell>
          <table:table-cell table:style-name="Table1.B2" office:value-type="string">
            <text:p text:style-name="P16"><text:text-input text:description="">{% for holder in transaction.transferees %}</text:text-input></text:p>
            <text:p text:style-name="P5"><text:text-input text:description="">{{ holder.name }}</text:text-input><text:span text:style-name="T6"><text:text-input text:description="">{% if holder.companyNumber %}</text:text-input></text:span><text:span text:style-name="T6"> </text:span>(NZCN <text:span text:style-name="T10"><text:text-input text:description="">{{holder.companyNumber }}</text:text-input></text:span>)<text:span text:style-name="T6"><text:text-input text:description="">{% endif %}</text:text-input></text:span><text:line-break/><text:span text:style-name="T7"><text:text-input text:description="">{{ holder.address }}</text:text-input></text:span></text:p>
            <text:p text:style-name="P5"/>
            <text:p text:style-name="P14"><text:text-input text:description="">{% endfor %}</text:text-input></text:p>
          </table:table-cell>
        </table:table-row>
        <table:table-row>
          <table:table-cell table:style-name="Table1.A2" office:value-type="string">
            <text:p text:style-name="P5">Consideration</text:p>
          </table:table-cell>
          <table:table-cell table:style-name="Table1.B2" office:value-type="string">
            <text:p text:style-name="P17"><text:text-input text:description="">{{ transaction.consideration|format_number|currency }}</text:text-input></text:p>
          </table:table-cell>
        </table:table-row>
        <table:table-row>
          <table:table-cell table:style-name="Table1.A2" office:value-type="string">
            <text:p text:style-name="P5">Transfer Date</text:p>
          </table:table-cell>
          <table:table-cell table:style-name="Table1.B2" office:value-type="string">
            <text:p text:style-name="P18"><text:text-input text:description="">{{ transaction.effectiveDateString }}</text:text-input></text:p>
          </table:table-cell>
        </table:table-row>
        <table:table-row>
          <table:table-cell table:style-name="Table1.A2" office:value-type="string">
            <text:p text:style-name="P21">Reference to agreement (if any)</text:p>
          </table:table-cell>
          <table:table-cell table:style-name="Table1.B2" office:value-type="string">
            <text:p text:style-name="P18"><text:span text:style-name="T10"><text:text-input text:description="">{{ transaction.referenceToAgreement }}</text:text-input></text:span></text:p>
          </table:table-cell>
        </table:table-row>
        <table:table-row>
          <table:table-cell table:style-name="Table1.A2" office:value-type="string">
            <text:p text:style-name="P5">Signatures</text:p>
          </table:table-cell>
          <table:table-cell table:style-name="Table1.B2" office:value-type="string">
            <text:p text:style-name="P19"><text:text-input text:description="">{% for holding in transaction.transferors %}</text:text-input></text:p>
            <text:p text:style-name="P8"><text:span text:style-name="T1">SIGNED </text:span>by <text:span text:style-name="T8"><text:text-input text:description="">{% if holding.behalfOf %}</text:text-input></text:span><text:span text:style-name="T4"><text:text-input text:description="">{{ holding.behalfOf }}</text:text-input></text:span><text:span text:style-name="T2"> </text:span><text:span text:style-name="T8">on behalf of the </text:span><text:span text:style-name="T8"><text:text-input text:description="">{% else %}</text:text-input></text:span><text:span text:style-name="T2"><text:text-input text:description="">{{holding.name}}</text:text-input></text:span><text:span text:style-name="T2"> </text:span><text:span text:style-name="T8">as</text:span><text:span text:style-name="T8"><text:text-input text:description="">{% endif %}</text:text-input></text:span> Transferor: </text:p>
            <text:p text:style-name="P7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2"/>
                </table:table-cell>
              </table:table-row>
            </table:table>
            <text:p text:style-name="P5"/>
            <text:p text:style-name="P9">Signature of <text:span text:style-name="T8"><text:text-input text:description="">{% if holding.behalfOf %}</text:text-input></text:span><text:span text:style-name="T8"><text:text-input text:description="">{{ holding.behalfOf }}</text:text-input></text:span><text:span text:style-name="T8"><text:text-input text:description="">{% else %}</text:text-input></text:span><text:span text:style-name="T8"><text:text-input text:description="">{{holding.name}}</text:text-input></text:span><text:span text:style-name="T8"><text:text-input text:description="">{% endif %}</text:text-input></text:span> </text:p>
            <text:p text:style-name="P7"/>
            <text:p text:style-name="P7"/>
            <text:p text:style-name="P14"><text:text-input text:description="">{% endfor %}</text:text-input></text:p>
            <text:p text:style-name="P20"><text:text-input text:description="">{% for holding in transaction.transferees %}</text:text-input></text:p>
            <text:p text:style-name="P11"><text:span text:style-name="T1">SIGNED </text:span>by <text:span text:style-name="T8"><text:text-input text:description="">{% if holding.behalfOf %}</text:text-input></text:span><text:span text:style-name="T3"><text:text-input text:description="">{{ holding.behalfOf }}</text:text-input></text:span><text:span text:style-name="T3"> </text:span><text:span text:style-name="T8">on behalf of the </text:span><text:span text:style-name="T8"><text:text-input text:description="">{% else %}</text:text-input></text:span><text:span text:style-name="T2"><text:text-input text:description="">{{holding.name}}</text:text-input></text:span><text:span text:style-name="T2"> </text:span><text:span text:style-name="T8">as</text:span><text:span text:style-name="T8"><text:text-input text:description="">{% endif %}</text:text-input></text:span> Transfer<text:span text:style-name="T9">ee</text:span>: </text:p>
            <text:p text:style-name="P10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/>
                </table:table-cell>
              </table:table-row>
            </table:table>
            <text:p text:style-name="P6"/>
            <text:p text:style-name="P10">Signature of <text:span text:style-name="T8"><text:text-input text:description="">{% if holding.behalfOf %}</text:text-input></text:span><text:span text:style-name="T8"><text:text-input text:description="">{{ holding.behalfOf }}</text:text-input></text:span><text:span text:style-name="T8"><text:text-input text:description="">{% else %}</text:text-input></text:span><text:span text:style-name="T8"><text:text-input text:description="">{{holding.name}}</text:text-input></text:span><text:span text:style-name="T8"><text:text-input text:description="">{% endif %}</text:text-input></text:span> </text:p>
            <text:p text:style-name="P10"/>
            <text:p text:style-name="P10"/>
            <text:p text:style-name="P15"><text:text-input text:description="">{% endfor %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ood Companies - CataLex®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03:31.089624000</meta:creation-date>
    <meta:generator>LibreOffice/5.0.4.2$MacOSX_X86_64 LibreOffice_project/2b9802c1994aa0b7dc6079e128979269cf95bc78</meta:generator>
    <dc:date>2016-07-21T10:43:38.598195000</dc:date>
    <meta:editing-duration>PT18H38M42S</meta:editing-duration>
    <meta:editing-cycles>35</meta:editing-cycles>
    <meta:document-statistic meta:table-count="3" meta:image-count="0" meta:object-count="0" meta:page-count="2" meta:paragraph-count="33" meta:word-count="299" meta:character-count="1500" meta:non-whitespace-character-count="1339"/>
  </office:meta>
</office:document-meta>
</file>